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0343" officeooo:paragraph-rsid="001f0343"/>
    </style:style>
    <style:style style:name="P2" style:family="paragraph" style:parent-style-name="Standard">
      <style:paragraph-properties fo:text-align="center" style:justify-single-word="false"/>
      <style:text-properties officeooo:rsid="001f0343" officeooo:paragraph-rsid="001f0343"/>
    </style:style>
    <style:style style:name="P3" style:family="paragraph" style:parent-style-name="Standard">
      <style:paragraph-properties fo:text-align="start" style:justify-single-word="false"/>
      <style:text-properties fo:font-weight="bold" officeooo:rsid="001f0343" officeooo:paragraph-rsid="001f0343" style:font-weight-asian="bold" style:font-weight-complex="bold"/>
    </style:style>
    <style:style style:name="P4" style:family="paragraph" style:parent-style-name="Standard">
      <style:paragraph-properties fo:text-align="start" style:justify-single-word="false"/>
      <style:text-properties fo:font-weight="normal" officeooo:rsid="001f0343" officeooo:paragraph-rsid="001f0343" style:font-weight-asian="normal" style:font-weight-complex="normal"/>
    </style:style>
    <style:style style:name="P5" style:family="paragraph" style:parent-style-name="Standard">
      <style:text-properties officeooo:rsid="001f0343" officeooo:paragraph-rsid="0021f829"/>
    </style:style>
    <style:style style:name="P6" style:family="paragraph" style:parent-style-name="Standard">
      <style:text-properties officeooo:rsid="0021f829" officeooo:paragraph-rsid="0021f829"/>
    </style:style>
    <style:style style:name="T1" style:family="text">
      <style:text-properties officeooo:rsid="0023ae2f"/>
    </style:style>
    <style:style style:name="T2" style:family="text">
      <style:text-properties officeooo:rsid="0024e5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le: <text:s/><text:span text:style-name="T1">A</text:span>nswersToWaitQuestion.<text:span text:style-name="T2">odt</text:span></text:p>
      <text:p text:style-name="P5">Programmer: Sam Hrncir</text:p>
      <text:p text:style-name="P5">Instructor: Professor Mittal</text:p>
      <text:p text:style-name="P5">Created: April 7, 2020</text:p>
      <text:p text:style-name="P5">Updated: April 13, 2020</text:p>
      <text:p text:style-name="P2">Answers</text:p>
      <text:p text:style-name="P2"/>
      <text:p text:style-name="P3">wait( )</text:p>
      <text:p text:style-name="P3"/>
      <text:p text:style-name="P4">Based on your understanding of fork() from lab 1 and above explanation for wait() , what do you think what will be the output of this code ?</text:p>
      <text:p text:style-name="P4">1. When CPU is given to parent first ?</text:p>
      <text:p text:style-name="P4"/>
      <text:p text:style-name="P4">When CPU is given to the parent, the process would eventually execute the line wait(NULL). This instruction will cause the parent process to suspend execution until one of its children terminates. <text:s/>Thus the output would be:</text:p>
      <text:p text:style-name="P4"><text:tab/>child</text:p>
      <text:p text:style-name="P4"><text:tab/>parent</text:p>
      <text:p text:style-name="P4"/>
      <text:p text:style-name="P4"/>
      <text:p text:style-name="P4">2. When CPU is given to child first ?</text:p>
      <text:p text:style-name="P4"/>
      <text:p text:style-name="P4">When CPU is given to the child first the child process would execute freely, and due to fork returning 0 to the child process, the child process will enter the if statement, print out, and terminate. <text:s/>Then the parent would be free to execute, when the parent encounters wait, the child already may have terminated and so the parent would print out and ultimately terminate. The output would be the same no matter the case: </text:p>
      <text:p text:style-name="P4"><text:tab/>child</text:p>
      <text:p text:style-name="P4"><text:tab/>paren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8:04:50.257994514</meta:creation-date>
    <dc:date>2020-04-13T19:23:35.784515326</dc:date>
    <meta:editing-duration>PT8M48S</meta:editing-duration>
    <meta:editing-cycles>4</meta:editing-cycles>
    <meta:generator>LibreOffice/6.0.7.3$Linux_X86_64 LibreOffice_project/00m0$Build-3</meta:generator>
    <meta:document-statistic meta:table-count="0" meta:image-count="0" meta:object-count="0" meta:page-count="1" meta:paragraph-count="16" meta:word-count="180" meta:character-count="1028" meta:non-whitespace-character-count="856"/>
  </office:meta>
</office:document-meta>
</file>